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740935" table:style-name="ce3">
            <text:p>74093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VP Careers Fair</text:p>
          </table:table-cell>
          <table:table-cell office:value-type="date" office:date-value="2024-05-11T00:00:00" table:style-name="ce5">
            <text:p>11-May-24</text:p>
          </table:table-cell>
          <table:table-cell office:value-type="string" table:style-name="ce6">
            <text:p>Out of Force</text:p>
          </table:table-cell>
          <table:table-cell office:value-type="float" office:value="4.5" table:style-name="ce7">
            <text:p>4.5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40934" table:style-name="ce3">
            <text:p>74093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tail Crime Prevention Roadshow</text:p>
          </table:table-cell>
          <table:table-cell office:value-type="date" office:date-value="2024-05-14T00:00:00" table:style-name="ce5">
            <text:p>14-May-24</text:p>
          </table:table-cell>
          <table:table-cell office:value-type="string" table:style-name="ce6">
            <text:p>Out of Force</text:p>
          </table:table-cell>
          <table:table-cell office:value-type="float" office:value="2.95" table:style-name="ce7">
            <text:p>2.95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40937" table:style-name="ce3">
            <text:p>74093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BC Oxford Phone In</text:p>
            <text:p>BBC Politics East</text:p>
          </table:table-cell>
          <table:table-cell office:value-type="date" office:date-value="2024-05-17T00:00:00" table:style-name="ce5">
            <text:p>17-May-24</text:p>
          </table:table-cell>
          <table:table-cell office:value-type="string" table:style-name="ce6">
            <text:p>Out of Force</text:p>
          </table:table-cell>
          <table:table-cell office:value-type="float" office:value="3.3" table:style-name="ce7">
            <text:p>3.3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40939" table:style-name="ce3">
            <text:p>74093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T</text:p>
          </table:table-cell>
          <table:table-cell office:value-type="date" office:date-value="2024-05-21T00:00:00" table:style-name="ce5">
            <text:p>21-May-24</text:p>
          </table:table-cell>
          <table:table-cell office:value-type="string" table:style-name="ce6">
            <text:p>Out of Force</text:p>
          </table:table-cell>
          <table:table-cell office:value-type="float" office:value="16" table:style-name="ce7">
            <text:p>16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40940" table:style-name="ce3">
            <text:p>74094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n Kinsella Trust</text:p>
            <text:p>APCC Intro meeting</text:p>
          </table:table-cell>
          <table:table-cell office:value-type="date" office:date-value="2024-05-22T00:00:00" table:style-name="ce5">
            <text:p>22-May-24</text:p>
          </table:table-cell>
          <table:table-cell office:value-type="string" table:style-name="ce6">
            <text:p>Out of Force</text:p>
          </table:table-cell>
          <table:table-cell office:value-type="float" office:value="6.9" table:style-name="ce7">
            <text:p>6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40941" table:style-name="ce3">
            <text:p>74094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n Kinsella Trust</text:p>
            <text:p>APCC Intro meeting</text:p>
          </table:table-cell>
          <table:table-cell office:value-type="date" office:date-value="2024-05-22T00:00:00" table:style-name="ce5">
            <text:p>22-May-24</text:p>
          </table:table-cell>
          <table:table-cell office:value-type="string" table:style-name="ce6">
            <text:p>Out of Force</text:p>
          </table:table-cell>
          <table:table-cell office:value-type="float" office:value="5.4" table:style-name="ce7">
            <text:p>5.4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rain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40944" table:style-name="ce3">
            <text:p>74094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VAWG Conference</text:p>
            <text:p>Maidenhead</text:p>
          </table:table-cell>
          <table:table-cell office:value-type="date" office:date-value="2024-06-03T00:00:00" table:style-name="ce5">
            <text:p>03-Jun-24</text:p>
          </table:table-cell>
          <table:table-cell office:value-type="string" table:style-name="ce6">
            <text:p>Out of Force</text:p>
          </table:table-cell>
          <table:table-cell office:value-type="float" office:value="6.7" table:style-name="ce7">
            <text:p>6.7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40945" table:style-name="ce3">
            <text:p>74094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stgate Retail Crime</text:p>
          </table:table-cell>
          <table:table-cell office:value-type="date" office:date-value="2024-06-10T00:00:00" table:style-name="ce5">
            <text:p>10-Jun-24</text:p>
          </table:table-cell>
          <table:table-cell office:value-type="string" table:style-name="ce6">
            <text:p>Out of Force</text:p>
          </table:table-cell>
          <table:table-cell office:value-type="float" office:value="5.2" table:style-name="ce7">
            <text:p>5.2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40947" table:style-name="ce3">
            <text:p>74094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 Portfolios</text:p>
            <text:p>Matalan High Wycombe</text:p>
          </table:table-cell>
          <table:table-cell office:value-type="date" office:date-value="2024-06-25T00:00:00" table:style-name="ce5">
            <text:p>25-Jun-24</text:p>
          </table:table-cell>
          <table:table-cell office:value-type="string" table:style-name="ce6">
            <text:p>Out of Force</text:p>
          </table:table-cell>
          <table:table-cell office:value-type="float" office:value="9.6999999999999993" table:style-name="ce7">
            <text:p>9.7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40949" table:style-name="ce3">
            <text:p>74094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SEL Fighting Retail Crime Discussion</text:p>
          </table:table-cell>
          <table:table-cell office:value-type="date" office:date-value="2024-06-26T00:00:00" table:style-name="ce5">
            <text:p>26-Jun-24</text:p>
          </table:table-cell>
          <table:table-cell office:value-type="string" table:style-name="ce6">
            <text:p>Out of Force</text:p>
          </table:table-cell>
          <table:table-cell office:value-type="float" office:value="5.5" table:style-name="ce7">
            <text:p>5.5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rain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40952" table:style-name="ce3">
            <text:p>74095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 Portfolios</text:p>
          </table:table-cell>
          <table:table-cell office:value-type="date" office:date-value="2024-06-26T00:00:00" table:style-name="ce5">
            <text:p>26-Jun-24</text:p>
          </table:table-cell>
          <table:table-cell office:value-type="string" table:style-name="ce6">
            <text:p>Out of Force</text:p>
          </table:table-cell>
          <table:table-cell office:value-type="float" office:value="5.4" table:style-name="ce7">
            <text:p>5.4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rain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40948" table:style-name="ce3">
            <text:p>74094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SEL Fighting Retail Crime Discussion</text:p>
          </table:table-cell>
          <table:table-cell office:value-type="date" office:date-value="2024-06-26T00:00:00" table:style-name="ce5">
            <text:p>26-Jun-24</text:p>
          </table:table-cell>
          <table:table-cell office:value-type="string" table:style-name="ce6">
            <text:p>Out of Force</text:p>
          </table:table-cell>
          <table:table-cell office:value-type="float" office:value="6.9" table:style-name="ce7">
            <text:p>6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41071" table:style-name="ce3">
            <text:p>74107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SNI Retail Crime</text:p>
          </table:table-cell>
          <table:table-cell office:value-type="date" office:date-value="2024-07-01T00:00:00" table:style-name="ce5">
            <text:p>01-Jul-24</text:p>
          </table:table-cell>
          <table:table-cell office:value-type="string" table:style-name="ce6">
            <text:p>Out of Force</text:p>
          </table:table-cell>
          <table:table-cell office:value-type="float" office:value="59" table:style-name="ce7">
            <text:p>5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41072" table:style-name="ce3">
            <text:p>74107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SNI Retail Crime</text:p>
          </table:table-cell>
          <table:table-cell office:value-type="date" office:date-value="2024-07-01T00:00:00" table:style-name="ce5">
            <text:p>01-Jul-24</text:p>
          </table:table-cell>
          <table:table-cell office:value-type="string" table:style-name="ce6">
            <text:p>Out of Force</text:p>
          </table:table-cell>
          <table:table-cell office:value-type="float" office:value="40" table:style-name="ce7">
            <text:p>40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axi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41073" table:style-name="ce3">
            <text:p>74107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SNI Retail Crime</text:p>
          </table:table-cell>
          <table:table-cell office:value-type="date" office:date-value="2024-07-01T00:00:00" table:style-name="ce5">
            <text:p>01-Jul-24</text:p>
          </table:table-cell>
          <table:table-cell office:value-type="string" table:style-name="ce6">
            <text:p>Out of Force</text:p>
          </table:table-cell>
          <table:table-cell office:value-type="float" office:value="40.6" table:style-name="ce7">
            <text:p>40.6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axi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41654" table:style-name="ce3">
            <text:p>74165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ational Retail Crime Conference</text:p>
            <text:p>APCC</text:p>
          </table:table-cell>
          <table:table-cell office:value-type="date" office:date-value="2024-07-10T00:00:00" table:style-name="ce5">
            <text:p>10-Jul-24</text:p>
          </table:table-cell>
          <table:table-cell office:value-type="string" table:style-name="ce6">
            <text:p>Out of Force</text:p>
          </table:table-cell>
          <table:table-cell office:value-type="float" office:value="5.4" table:style-name="ce7">
            <text:p>5.4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rain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4">
          <table:table-cell office:value-type="float" office:value="741653" table:style-name="ce3">
            <text:p>74165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ational Retail Crime Conference</text:p>
            <text:p>APCC</text:p>
          </table:table-cell>
          <table:table-cell office:value-type="date" office:date-value="2024-07-10T00:00:00" table:style-name="ce5">
            <text:p>10-Jul-24</text:p>
          </table:table-cell>
          <table:table-cell office:value-type="string" table:style-name="ce6">
            <text:p>Out of Force</text:p>
          </table:table-cell>
          <table:table-cell office:value-type="float" office:value="6.9" table:style-name="ce7">
            <text:p>6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" table:style-name="ce8">
            <text:p>7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7-15T11:32:47Z</meta:creation-date>
    <dc:date>2024-07-24T13:04:47Z</dc:date>
    <meta:print-date>2024-07-24T13:04:15Z</meta:print-date>
  </office:meta>
</office:document-meta>
</file>